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elia</text:p>
          </table:table-cell>
          <table:table-cell table:style-name="ce74"/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Carla</text:p>
          </table:table-cell>
          <table:table-cell table:style-name="ce74"/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/>
          <table:table-cell table:style-name="ce10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ia</text:p>
          </table:table-cell>
          <table:table-cell table:style-name="ce74"/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/>
          <table:table-cell table:style-name="ce10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Luis</text:p>
          </table:table-cell>
          <table:table-cell table:style-name="ce74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Lui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 office:value-type="float" office:value="7.6" calcext:value-type="float">
            <text:p>7.6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Victoria</text:p>
          </table:table-cell>
          <table:table-cell table:style-name="ce74"/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Victor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uni</text:p>
          </table:table-cell>
          <table:table-cell table:style-name="ce74"/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Rodrigo</text:p>
          </table:table-cell>
          <table:table-cell table:style-name="ce74"/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74" office:value-type="float" office:value="7.8" calcext:value-type="float">
            <text:p>7.8</text:p>
          </table:table-cell>
          <table:table-cell table:style-name="ce74"/>
          <table:table-cell table:style-name="ce103"/>
          <table:table-cell table:style-name="ce65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2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ola</text:p>
          </table:table-cell>
          <table:table-cell table:style-name="ce74"/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m</text:p>
          </table:table-cell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 office:value-type="float" office:value="6.1" calcext:value-type="float">
            <text:p>6.1</text:p>
          </table:table-cell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vier</text:p>
          </table:table-cell>
          <table:table-cell table:style-name="ce74"/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Ximena</text:p>
          </table:table-cell>
          <table:table-cell table:style-name="ce74"/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/>
          <table:table-cell table:style-name="ce10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red</text:p>
          </table:table-cell>
          <table:table-cell table:style-name="ce74"/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74" office:value-type="float" office:value="7.6" calcext:value-type="float">
            <text:p>7.6</text:p>
          </table:table-cell>
          <table:table-cell table:style-name="ce74"/>
          <table:table-cell table:style-name="ce10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9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3T12:04:55.115838720</dc:date>
    <meta:editing-duration>P3DT2H49M55S</meta:editing-duration>
    <meta:editing-cycles>562</meta:editing-cycles>
    <meta:generator>LibreOffice/7.3.7.2$Linux_X86_64 LibreOffice_project/30$Build-2</meta:generator>
    <meta:document-statistic meta:table-count="3" meta:cell-count="702" meta:object-count="0"/>
  </office:meta>
</office:document-meta>
</file>